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10d0ac" officeooo:paragraph-rsid="0010d0ac"/>
    </style:style>
    <style:style style:name="P2" style:family="paragraph" style:parent-style-name="Standard">
      <style:text-properties officeooo:rsid="0010d0ac" officeooo:paragraph-rsid="00129475"/>
    </style:style>
    <style:style style:name="T1" style:family="text">
      <style:text-properties officeooo:rsid="0012947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947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D./Dña _____________________________________________________________________ </text:p>
      <text:p text:style-name="P1"><text:s/></text:p>
      <text:p text:style-name="P1">padre, madre o tutor/a del menor _________________________________________________ </text:p>
      <text:p text:style-name="P1">está al corriente y acepta <text:span text:style-name="T1">las normas</text:span> generales del evento <text:span text:style-name="T4">Technium</text:span></text:p>
      <text:p text:style-name="P1">2014 organizado por <text:span text:style-name="T4">ASEII</text:span>. </text:p>
      <text:p text:style-name="P1"><text:s/></text:p>
      <text:p text:style-name="P1">Además, por medio de la presente <text:span text:style-name="T3">AUTORIZA</text:span> la participación del menor en el evento, que se </text:p>
      <text:p text:style-name="P2">celebrará del 1<text:span text:style-name="T1">0</text:span> al <text:span text:style-name="T1">13</text:span> de <text:span text:style-name="T1">abril </text:span>de 2014 (ambos inclusive) en <text:span text:style-name="T1">el pabellón polideportivo del campus de Ourense.</text:span></text:p>
      <text:p text:style-name="P2"/>
      <text:p text:style-name="P2">Teléfono de contacto del padre, madre o tutor ______________ </text:p>
      <text:p text:style-name="P1"><text:s/></text:p>
      <text:p text:style-name="P1">Se <text:span text:style-name="T3">adjunta</text:span> la siguiente documentación: </text:p>
      <text:p text:style-name="P1">• Fotocopia del DNI del padre, madre o tutor legal. </text:p>
      <text:p text:style-name="P1">• Fotocopia del DNI del menor inscrito en el evento. </text:p>
      <text:p text:style-name="P1"/>
      <text:p text:style-name="P1"><text:s/></text:p>
      <text:p text:style-name="P1"><text:s/></text:p>
      <text:p text:style-name="P1"><text:s/></text:p>
      <text:p text:style-name="P1"><text:tab/>……. de ………………………. de 2014 </text:p>
      <text:p text:style-name="P1"><text:tab/><text:span text:style-name="T2">Firmado</text:span></text:p>
      <text:p text:style-name="P1"/>
      <text:p text:style-name="P1"/>
      <text:p text:style-name="P1"/>
      <text:p text:style-name="P1">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5:56:39.347323101</meta:creation-date>
    <dc:date>2014-03-05T15:58:58.080303230</dc:date>
    <meta:editing-duration>PT1M51S</meta:editing-duration>
    <meta:editing-cycles>3</meta:editing-cycles>
    <meta:generator>LibreOffice/4.1.4.2$Linux_X86_64 LibreOffice_project/410m0$Build-2</meta:generator>
    <meta:document-statistic meta:table-count="0" meta:image-count="0" meta:object-count="0" meta:page-count="1" meta:paragraph-count="19" meta:word-count="100" meta:character-count="735" meta:non-whitespace-character-count="616"/>
  </office:meta>
</office:document-meta>
</file>